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0.1783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84b04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84b0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>
      <style:table-cell-properties fo:background-color="#784b04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128"/>
    <style:style style:name="ce9" style:family="table-cell" style:parent-style-name="Default" style:data-style-name="N128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GeometricGasPric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 office:value-type="string" calcext:value-type="string">
            <text:p>Type 0</text:p>
          </table:table-cell>
          <table:table-cell table:style-name="ce7" office:value-type="string" calcext:value-type="string" table:number-columns-spanned="3" table:number-rows-spanned="1">
            <text:p>Type 2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feecap</text:p>
          </table:table-cell>
          <table:table-cell table:style-name="ce2" office:value-type="string" calcext:value-type="string">
            <text:p>tip</text:p>
          </table:table-cell>
          <table:table-cell table:style-name="ce2" office:value-type="string" calcext:value-type="string">
            <office:annotation draw:style-name="gr1" draw:text-style-name="P2" svg:width="1.1413in" svg:height="1.0122in" svg:x="4.4654in" svg:y="0in" draw:caption-point-x="-0.2402in" draw:caption-point-y="0.1815in">
              <dc:date>2021-08-16T00:00:00</dc:date>
              <text:p text:style-name="P1">Assumes no change in base fee, which isn’t realistic if Txes aren’t getting mined</text:p>
            </office:annotation>
            <text:p>effectiv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8" table:formula="of:=(50*[.$H$5])+[.D3]" office:value-type="float" office:value="75" calcext:value-type="float">
            <text:p>75.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50+[.D3]" office:value-type="float" office:value="65" calcext:value-type="float">
            <text:p>65</text:p>
          </table:table-cell>
          <table:table-cell/>
          <table:table-cell table:style-name="ce10" office:value-type="string" calcext:value-type="string">
            <text:p>coeff</text:p>
          </table:table-cell>
          <table:table-cell table:style-name="ce10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*[.$H$3]" office:value-type="float" office:value="125" calcext:value-type="float">
            <text:p>125.00</text:p>
          </table:table-cell>
          <table:table-cell table:formula="of:=(([.C3]-[.D3])*[.$H$3])+[.D4]" office:value-type="float" office:value="93.75" calcext:value-type="float">
            <text:p>93.75</text:p>
          </table:table-cell>
          <table:table-cell table:formula="of:=[.D3]*[.$H$3]" office:value-type="float" office:value="18.75" calcext:value-type="float">
            <text:p>18.75</text:p>
          </table:table-cell>
          <table:table-cell table:formula="of:=50+[.D4]" office:value-type="float" office:value="68.75" calcext:value-type="float">
            <text:p>68.8</text:p>
          </table:table-cell>
          <table:table-cell/>
          <table:table-cell table:style-name="ce10" office:value-type="string" calcext:value-type="string">
            <text:p>base fee</text:p>
          </table:table-cell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]*[.$H$3]" office:value-type="float" office:value="156.25" calcext:value-type="float">
            <text:p>156.25</text:p>
          </table:table-cell>
          <table:table-cell table:formula="of:=(([.C4]-[.D4])*[.$H$3])+[.D5]" office:value-type="float" office:value="117.1875" calcext:value-type="float">
            <text:p>117.19</text:p>
          </table:table-cell>
          <table:table-cell table:formula="of:=[.D4]*[.$H$3]" office:value-type="float" office:value="23.4375" calcext:value-type="float">
            <text:p>23.44</text:p>
          </table:table-cell>
          <table:table-cell table:formula="of:=50+[.D5]" office:value-type="float" office:value="73.4375" calcext:value-type="float">
            <text:p>73.4</text:p>
          </table:table-cell>
          <table:table-cell/>
          <table:table-cell table:style-name="ce10" office:value-type="string" calcext:value-type="string">
            <text:p>feecap</text:p>
          </table:table-cell>
          <table:table-cell table:style-name="ce10" office:value-type="float" office:value="1.2" calcext:value-type="float">
            <text:p>1.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[.B5]*[.$H$3]" office:value-type="float" office:value="195.3125" calcext:value-type="float">
            <text:p>195.31</text:p>
          </table:table-cell>
          <table:table-cell table:style-name="ce6" table:formula="of:=(([.C5]-[.D5])*[.$H$3])+[.D6]" office:value-type="float" office:value="146.484375" calcext:value-type="float">
            <text:p>146.48</text:p>
          </table:table-cell>
          <table:table-cell table:style-name="ce6" table:formula="of:=[.D5]*[.$H$3]" office:value-type="float" office:value="29.296875" calcext:value-type="float">
            <text:p>29.30</text:p>
          </table:table-cell>
          <table:table-cell table:style-name="ce9" table:formula="of:=50+[.D6]" office:value-type="float" office:value="79.296875" calcext:value-type="float">
            <text:p>79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6]*[.$H$3]" office:value-type="float" office:value="244.140625" calcext:value-type="float">
            <text:p>244.14</text:p>
          </table:table-cell>
          <table:table-cell table:formula="of:=(([.C6]-[.D6])*[.$H$3])+[.D7]" office:value-type="float" office:value="183.10546875" calcext:value-type="float">
            <text:p>183.11</text:p>
          </table:table-cell>
          <table:table-cell table:formula="of:=[.D6]*[.$H$3]" office:value-type="float" office:value="36.62109375" calcext:value-type="float">
            <text:p>36.62</text:p>
          </table:table-cell>
          <table:table-cell table:formula="of:=50+[.D7]" office:value-type="float" office:value="86.62109375" calcext:value-type="float">
            <text:p>86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7]*[.$H$3]" office:value-type="float" office:value="305.17578125" calcext:value-type="float">
            <text:p>305.18</text:p>
          </table:table-cell>
          <table:table-cell table:formula="of:=(([.C7]-[.D7])*[.$H$3])+[.D8]" office:value-type="float" office:value="228.8818359375" calcext:value-type="float">
            <text:p>228.88</text:p>
          </table:table-cell>
          <table:table-cell table:formula="of:=[.D7]*[.$H$3]" office:value-type="float" office:value="45.7763671875" calcext:value-type="float">
            <text:p>45.78</text:p>
          </table:table-cell>
          <table:table-cell table:formula="of:=50+[.D8]" office:value-type="float" office:value="95.7763671875" calcext:value-type="float">
            <text:p>95.8</text:p>
          </table:table-cell>
          <table:table-cell table:number-columns-repeated="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table:formula="of:=[.B8]*[.$H$3]" office:value-type="float" office:value="381.4697265625" calcext:value-type="float">
            <text:p>381.47</text:p>
          </table:table-cell>
          <table:table-cell table:style-name="ce6" table:formula="of:=(([.C8]-[.D8])*[.$H$3])+[.D9]" office:value-type="float" office:value="286.102294921875" calcext:value-type="float">
            <text:p>286.10</text:p>
          </table:table-cell>
          <table:table-cell table:style-name="ce6" table:formula="of:=[.D8]*[.$H$3]" office:value-type="float" office:value="57.220458984375" calcext:value-type="float">
            <text:p>57.22</text:p>
          </table:table-cell>
          <table:table-cell table:style-name="ce9" table:formula="of:=50+[.D9]" office:value-type="float" office:value="107.220458984375" calcext:value-type="float">
            <text:p>107.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]*[.$H$3]" office:value-type="float" office:value="476.837158203125" calcext:value-type="float">
            <text:p>476.84</text:p>
          </table:table-cell>
          <table:table-cell table:formula="of:=(([.C9]-[.D9])*[.$H$3])+[.D10]" office:value-type="float" office:value="357.627868652344" calcext:value-type="float">
            <text:p>357.63</text:p>
          </table:table-cell>
          <table:table-cell table:formula="of:=[.D9]*[.$H$3]" office:value-type="float" office:value="71.5255737304688" calcext:value-type="float">
            <text:p>71.53</text:p>
          </table:table-cell>
          <table:table-cell table:formula="of:=50+[.D10]" office:value-type="float" office:value="121.525573730469" calcext:value-type="float">
            <text:p>121.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0]*[.$H$3]" office:value-type="float" office:value="596.046447753906" calcext:value-type="float">
            <text:p>596.05</text:p>
          </table:table-cell>
          <table:table-cell table:formula="of:=(([.C10]-[.D10])*[.$H$3])+[.D11]" office:value-type="float" office:value="447.03483581543" calcext:value-type="float">
            <text:p>447.03</text:p>
          </table:table-cell>
          <table:table-cell table:formula="of:=[.D10]*[.$H$3]" office:value-type="float" office:value="89.4069671630859" calcext:value-type="float">
            <text:p>89.41</text:p>
          </table:table-cell>
          <table:table-cell table:formula="of:=50+[.D11]" office:value-type="float" office:value="139.406967163086" calcext:value-type="float">
            <text:p>139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1]*[.$H$3]" office:value-type="float" office:value="745.058059692383" calcext:value-type="float">
            <text:p>745.06</text:p>
          </table:table-cell>
          <table:table-cell table:formula="of:=(([.C11]-[.D11])*[.$H$3])+[.D12]" office:value-type="float" office:value="558.793544769287" calcext:value-type="float">
            <text:p>558.79</text:p>
          </table:table-cell>
          <table:table-cell table:formula="of:=[.D11]*[.$H$3]" office:value-type="float" office:value="111.758708953857" calcext:value-type="float">
            <text:p>111.76</text:p>
          </table:table-cell>
          <table:table-cell table:formula="of:=50+[.D12]" office:value-type="float" office:value="161.758708953857" calcext:value-type="float">
            <text:p>161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]*[.$H$3]" office:value-type="float" office:value="931.322574615479" calcext:value-type="float">
            <text:p>931.32</text:p>
          </table:table-cell>
          <table:table-cell table:formula="of:=(([.C12]-[.D12])*[.$H$3])+[.D13]" office:value-type="float" office:value="698.491930961609" calcext:value-type="float">
            <text:p>698.49</text:p>
          </table:table-cell>
          <table:table-cell table:formula="of:=[.D12]*[.$H$3]" office:value-type="float" office:value="139.698386192322" calcext:value-type="float">
            <text:p>139.70</text:p>
          </table:table-cell>
          <table:table-cell table:formula="of:=50+[.D13]" office:value-type="float" office:value="189.698386192322" calcext:value-type="float">
            <text:p>189.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3]*[.$H$3]" office:value-type="float" office:value="1164.15321826935" calcext:value-type="float">
            <text:p>1164.15</text:p>
          </table:table-cell>
          <table:table-cell table:formula="of:=(([.C13]-[.D13])*[.$H$3])+[.D14]" office:value-type="float" office:value="873.114913702011" calcext:value-type="float">
            <text:p>873.11</text:p>
          </table:table-cell>
          <table:table-cell table:formula="of:=[.D13]*[.$H$3]" office:value-type="float" office:value="174.622982740402" calcext:value-type="float">
            <text:p>174.62</text:p>
          </table:table-cell>
          <table:table-cell table:formula="of:=50+[.D14]" office:value-type="float" office:value="224.622982740402" calcext:value-type="float">
            <text:p>224.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4]*[.$H$3]" office:value-type="float" office:value="1455.19152283669" calcext:value-type="float">
            <text:p>1455.19</text:p>
          </table:table-cell>
          <table:table-cell table:formula="of:=(([.C14]-[.D14])*[.$H$3])+[.D15]" office:value-type="float" office:value="1091.39364212751" calcext:value-type="float">
            <text:p>1091.39</text:p>
          </table:table-cell>
          <table:table-cell table:formula="of:=[.D14]*[.$H$3]" office:value-type="float" office:value="218.278728425503" calcext:value-type="float">
            <text:p>218.28</text:p>
          </table:table-cell>
          <table:table-cell table:formula="of:=50+[.D15]" office:value-type="float" office:value="268.278728425503" calcext:value-type="float">
            <text:p>268.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5]*[.$H$3]" office:value-type="float" office:value="1818.98940354586" calcext:value-type="float">
            <text:p>1818.99</text:p>
          </table:table-cell>
          <table:table-cell table:formula="of:=(([.C15]-[.D15])*[.$H$3])+[.D16]" office:value-type="float" office:value="1364.24205265939" calcext:value-type="float">
            <text:p>1364.24</text:p>
          </table:table-cell>
          <table:table-cell table:formula="of:=[.D15]*[.$H$3]" office:value-type="float" office:value="272.848410531878" calcext:value-type="float">
            <text:p>272.85</text:p>
          </table:table-cell>
          <table:table-cell table:formula="of:=50+[.D16]" office:value-type="float" office:value="322.848410531878" calcext:value-type="float">
            <text:p>322.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6]*[.$H$3]" office:value-type="float" office:value="2273.73675443232" calcext:value-type="float">
            <text:p>2273.74</text:p>
          </table:table-cell>
          <table:table-cell table:formula="of:=(([.C16]-[.D16])*[.$H$3])+[.D17]" office:value-type="float" office:value="1705.30256582424" calcext:value-type="float">
            <text:p>1705.30</text:p>
          </table:table-cell>
          <table:table-cell table:formula="of:=[.D16]*[.$H$3]" office:value-type="float" office:value="341.060513164848" calcext:value-type="float">
            <text:p>341.06</text:p>
          </table:table-cell>
          <table:table-cell table:formula="of:=50+[.D17]" office:value-type="float" office:value="391.060513164848" calcext:value-type="float">
            <text:p>391.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7]*[.$H$3]" office:value-type="float" office:value="2842.1709430404" calcext:value-type="float">
            <text:p>2842.17</text:p>
          </table:table-cell>
          <table:table-cell table:formula="of:=(([.C17]-[.D17])*[.$H$3])+[.D18]" office:value-type="float" office:value="2131.6282072803" calcext:value-type="float">
            <text:p>2131.63</text:p>
          </table:table-cell>
          <table:table-cell table:formula="of:=[.D17]*[.$H$3]" office:value-type="float" office:value="426.32564145606" calcext:value-type="float">
            <text:p>426.33</text:p>
          </table:table-cell>
          <table:table-cell table:formula="of:=50+[.D18]" office:value-type="float" office:value="476.32564145606" calcext:value-type="float">
            <text:p>476.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8]*[.$H$3]" office:value-type="float" office:value="3552.7136788005" calcext:value-type="float">
            <text:p>3552.71</text:p>
          </table:table-cell>
          <table:table-cell table:formula="of:=(([.C18]-[.D18])*[.$H$3])+[.D19]" office:value-type="float" office:value="2664.53525910038" calcext:value-type="float">
            <text:p>2664.54</text:p>
          </table:table-cell>
          <table:table-cell table:formula="of:=[.D18]*[.$H$3]" office:value-type="float" office:value="532.907051820075" calcext:value-type="float">
            <text:p>532.91</text:p>
          </table:table-cell>
          <table:table-cell table:formula="of:=50+[.D19]" office:value-type="float" office:value="582.907051820075" calcext:value-type="float">
            <text:p>582.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9]*[.$H$3]" office:value-type="float" office:value="4440.89209850063" calcext:value-type="float">
            <text:p>4440.89</text:p>
          </table:table-cell>
          <table:table-cell table:formula="of:=(([.C19]-[.D19])*[.$H$3])+[.D20]" office:value-type="float" office:value="3330.66907387547" calcext:value-type="float">
            <text:p>3330.67</text:p>
          </table:table-cell>
          <table:table-cell table:formula="of:=[.D19]*[.$H$3]" office:value-type="float" office:value="666.133814775094" calcext:value-type="float">
            <text:p>666.13</text:p>
          </table:table-cell>
          <table:table-cell table:formula="of:=50+[.D20]" office:value-type="float" office:value="716.133814775094" calcext:value-type="float">
            <text:p>716.1</text:p>
          </table:table-cell>
          <table:table-cell table:number-columns-repeated="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table:formula="of:=[.B20]*[.$H$3]" office:value-type="float" office:value="5551.11512312578" calcext:value-type="float">
            <text:p>5551.12</text:p>
          </table:table-cell>
          <table:table-cell table:style-name="ce6" table:formula="of:=(([.C20]-[.D20])*[.$H$3])+[.D21]" office:value-type="float" office:value="4163.33634234434" calcext:value-type="float">
            <text:p>4163.34</text:p>
          </table:table-cell>
          <table:table-cell table:style-name="ce6" table:formula="of:=[.D20]*[.$H$3]" office:value-type="float" office:value="832.667268468867" calcext:value-type="float">
            <text:p>832.67</text:p>
          </table:table-cell>
          <table:table-cell table:style-name="ce9" table:formula="of:=50+[.D21]" office:value-type="float" office:value="882.667268468867" calcext:value-type="float">
            <text:p>882.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21]*[.$H$3]" office:value-type="float" office:value="6938.89390390723" calcext:value-type="float">
            <text:p>6938.89</text:p>
          </table:table-cell>
          <table:table-cell table:formula="of:=(([.C21]-[.D21])*[.$H$3])+[.D22]" office:value-type="float" office:value="5204.17042793042" calcext:value-type="float">
            <text:p>5204.17</text:p>
          </table:table-cell>
          <table:table-cell table:formula="of:=[.D21]*[.$H$3]" office:value-type="float" office:value="1040.83408558608" calcext:value-type="float">
            <text:p>1040.83</text:p>
          </table:table-cell>
          <table:table-cell table:formula="of:=50+[.D22]" office:value-type="float" office:value="1090.83408558608" calcext:value-type="float">
            <text:p>1090.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2]*[.$H$3]" office:value-type="float" office:value="8673.61737988404" calcext:value-type="float">
            <text:p>8673.62</text:p>
          </table:table-cell>
          <table:table-cell table:formula="of:=(([.C22]-[.D22])*[.$H$3])+[.D23]" office:value-type="float" office:value="6505.21303491303" calcext:value-type="float">
            <text:p>6505.21</text:p>
          </table:table-cell>
          <table:table-cell table:formula="of:=[.D22]*[.$H$3]" office:value-type="float" office:value="1301.04260698261" calcext:value-type="float">
            <text:p>1301.04</text:p>
          </table:table-cell>
          <table:table-cell table:formula="of:=50+[.D23]" office:value-type="float" office:value="1351.04260698261" calcext:value-type="float">
            <text:p>1351.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3]*[.$H$3]" office:value-type="float" office:value="10842.021724855" calcext:value-type="float">
            <text:p>10842.02</text:p>
          </table:table-cell>
          <table:table-cell table:formula="of:=(([.C23]-[.D23])*[.$H$3])+[.D24]" office:value-type="float" office:value="8131.51629364128" calcext:value-type="float">
            <text:p>8131.52</text:p>
          </table:table-cell>
          <table:table-cell table:formula="of:=[.D23]*[.$H$3]" office:value-type="float" office:value="1626.30325872826" calcext:value-type="float">
            <text:p>1626.30</text:p>
          </table:table-cell>
          <table:table-cell table:formula="of:=50+[.D24]" office:value-type="float" office:value="1676.30325872826" calcext:value-type="float">
            <text:p>1676.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4]*[.$H$3]" office:value-type="float" office:value="13552.5271560688" calcext:value-type="float">
            <text:p>13552.53</text:p>
          </table:table-cell>
          <table:table-cell table:formula="of:=(([.C24]-[.D24])*[.$H$3])+[.D25]" office:value-type="float" office:value="10164.3953670516" calcext:value-type="float">
            <text:p>10164.40</text:p>
          </table:table-cell>
          <table:table-cell table:formula="of:=[.D24]*[.$H$3]" office:value-type="float" office:value="2032.87907341032" calcext:value-type="float">
            <text:p>2032.88</text:p>
          </table:table-cell>
          <table:table-cell table:formula="of:=50+[.D25]" office:value-type="float" office:value="2082.87907341032" calcext:value-type="float">
            <text:p>2082.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5]*[.$H$3]" office:value-type="float" office:value="16940.658945086" calcext:value-type="float">
            <text:p>16940.66</text:p>
          </table:table-cell>
          <table:table-cell table:formula="of:=(([.C25]-[.D25])*[.$H$3])+[.D26]" office:value-type="float" office:value="12705.4942088145" calcext:value-type="float">
            <text:p>12705.49</text:p>
          </table:table-cell>
          <table:table-cell table:formula="of:=[.D25]*[.$H$3]" office:value-type="float" office:value="2541.0988417629" calcext:value-type="float">
            <text:p>2541.10</text:p>
          </table:table-cell>
          <table:table-cell table:formula="of:=50+[.D26]" office:value-type="float" office:value="2591.0988417629" calcext:value-type="float">
            <text:p>2591.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6]*[.$H$3]" office:value-type="float" office:value="21175.8236813575" calcext:value-type="float">
            <text:p>21175.82</text:p>
          </table:table-cell>
          <table:table-cell table:formula="of:=(([.C26]-[.D26])*[.$H$3])+[.D27]" office:value-type="float" office:value="15881.8677610181" calcext:value-type="float">
            <text:p>15881.87</text:p>
          </table:table-cell>
          <table:table-cell table:formula="of:=[.D26]*[.$H$3]" office:value-type="float" office:value="3176.37355220363" calcext:value-type="float">
            <text:p>3176.37</text:p>
          </table:table-cell>
          <table:table-cell table:formula="of:=50+[.D27]" office:value-type="float" office:value="3226.37355220363" calcext:value-type="float">
            <text:p>3226.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7]*[.$H$3]" office:value-type="float" office:value="26469.7796016969" calcext:value-type="float">
            <text:p>26469.78</text:p>
          </table:table-cell>
          <table:table-cell table:formula="of:=(([.C27]-[.D27])*[.$H$3])+[.D28]" office:value-type="float" office:value="19852.3347012727" calcext:value-type="float">
            <text:p>19852.33</text:p>
          </table:table-cell>
          <table:table-cell table:formula="of:=[.D27]*[.$H$3]" office:value-type="float" office:value="3970.46694025453" calcext:value-type="float">
            <text:p>3970.47</text:p>
          </table:table-cell>
          <table:table-cell table:formula="of:=50+[.D28]" office:value-type="float" office:value="4020.46694025453" calcext:value-type="float">
            <text:p>4020.5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8]*[.$H$3]" office:value-type="float" office:value="33087.2245021211" calcext:value-type="float">
            <text:p>33087.22</text:p>
          </table:table-cell>
          <table:table-cell table:formula="of:=(([.C28]-[.D28])*[.$H$3])+[.D29]" office:value-type="float" office:value="24815.4183765908" calcext:value-type="float">
            <text:p>24815.42</text:p>
          </table:table-cell>
          <table:table-cell table:formula="of:=[.D28]*[.$H$3]" office:value-type="float" office:value="4963.08367531817" calcext:value-type="float">
            <text:p>4963.08</text:p>
          </table:table-cell>
          <table:table-cell table:formula="of:=50+[.D29]" office:value-type="float" office:value="5013.08367531817" calcext:value-type="float">
            <text:p>5013.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9]*[.$H$3]" office:value-type="float" office:value="41359.0306276514" calcext:value-type="float">
            <text:p>41359.03</text:p>
          </table:table-cell>
          <table:table-cell table:formula="of:=(([.C29]-[.D29])*[.$H$3])+[.D30]" office:value-type="float" office:value="31019.2729707385" calcext:value-type="float">
            <text:p>31019.27</text:p>
          </table:table-cell>
          <table:table-cell table:formula="of:=[.D29]*[.$H$3]" office:value-type="float" office:value="6203.85459414771" calcext:value-type="float">
            <text:p>6203.85</text:p>
          </table:table-cell>
          <table:table-cell table:formula="of:=50+[.D30]" office:value-type="float" office:value="6253.85459414771" calcext:value-type="float">
            <text:p>6253.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30]*[.$H$3]" office:value-type="float" office:value="51698.7882845642" calcext:value-type="float">
            <text:p>51698.79</text:p>
          </table:table-cell>
          <table:table-cell table:formula="of:=(([.C30]-[.D30])*[.$H$3])+[.D31]" office:value-type="float" office:value="38774.0912134232" calcext:value-type="float">
            <text:p>38774.09</text:p>
          </table:table-cell>
          <table:table-cell table:formula="of:=[.D30]*[.$H$3]" office:value-type="float" office:value="7754.81824268463" calcext:value-type="float">
            <text:p>7754.82</text:p>
          </table:table-cell>
          <table:table-cell table:formula="of:=50+[.D31]" office:value-type="float" office:value="7804.81824268463" calcext:value-type="float">
            <text:p>7804.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31]*[.$H$3]" office:value-type="float" office:value="64623.4853557053" calcext:value-type="float">
            <text:p>64623.49</text:p>
          </table:table-cell>
          <table:table-cell table:formula="of:=(([.C31]-[.D31])*[.$H$3])+[.D32]" office:value-type="float" office:value="48467.614016779" calcext:value-type="float">
            <text:p>48467.61</text:p>
          </table:table-cell>
          <table:table-cell table:formula="of:=[.D31]*[.$H$3]" office:value-type="float" office:value="9693.52280335579" calcext:value-type="float">
            <text:p>9693.52</text:p>
          </table:table-cell>
          <table:table-cell table:formula="of:=50+[.D32]" office:value-type="float" office:value="9743.52280335579" calcext:value-type="float">
            <text:p>9743.5</text:p>
          </table:table-cell>
          <table:table-cell table:number-columns-repeated="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table:formula="of:=[.B32]*[.$H$3]" office:value-type="float" office:value="80779.3566946316" calcext:value-type="float">
            <text:p>80779.36</text:p>
          </table:table-cell>
          <table:table-cell table:style-name="ce6" table:formula="of:=(([.C32]-[.D32])*[.$H$3])+[.D33]" office:value-type="float" office:value="60584.5175209737" calcext:value-type="float">
            <text:p>60584.52</text:p>
          </table:table-cell>
          <table:table-cell table:style-name="ce6" table:formula="of:=[.D32]*[.$H$3]" office:value-type="float" office:value="12116.9035041947" calcext:value-type="float">
            <text:p>12116.90</text:p>
          </table:table-cell>
          <table:table-cell table:style-name="ce9" table:formula="of:=50+[.D33]" office:value-type="float" office:value="12166.9035041947" calcext:value-type="float">
            <text:p>12166.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02:00.765940240</meta:creation-date>
    <dc:date>2021-08-16T14:16:47.487364171</dc:date>
    <meta:editing-duration>PT2H11M35S</meta:editing-duration>
    <meta:editing-cycles>2</meta:editing-cycles>
    <meta:generator>LibreOffice/6.4.7.2$Linux_X86_64 LibreOffice_project/40$Build-2</meta:generator>
    <meta:document-statistic meta:table-count="1" meta:cell-count="168" meta:object-count="0"/>
  </office:meta>
</office:document-meta>
</file>